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0.526cm"/>
    </style:style>
    <style:style style:name="co12" style:family="table-column">
      <style:table-column-properties fo:break-before="auto" style:column-width="7.061cm"/>
    </style:style>
    <style:style style:name="co13" style:family="table-column">
      <style:table-column-properties fo:break-before="auto" style:column-width="2.26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d42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069a2e"/>
    </style:style>
    <number:number-style style:name="N0">
      <number:number number:min-integer-digits="1"/>
    </number:number-style>
    <number:text-style style:name="N100">
      <number:text-content/>
    </number:text-style>
    <number:currency-style style:name="N2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2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20104P0"/>
    </number:currency-style>
    <style:style style:name="ce5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1" style:family="table-cell" style:parent-style-name="Default" style:data-style-name="N20104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20104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2010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5" style:family="table-cell" style:parent-style-name="Default" style:data-style-name="N20104">
      <style:table-cell-properties fo:border-bottom="none" fo:background-color="#dee6e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 style:data-style-name="N20104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7" style:family="table-cell" style:parent-style-name="Default" style:data-style-name="N20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0104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 Mono"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0.74pt solid #009353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ffffa6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009353" fo:background-color="#ffff6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9353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009353" fo:background-color="#ffff6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Default" style:data-style-name="N20104">
      <style:table-cell-properties fo:background-color="#ffffa6" style:diagonal-bl-tr="none" style:diagonal-tl-br="none" style:text-align-source="fix" style:repeat-content="false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20104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0104">
      <style:table-cell-properties fo:border-bottom="0.74pt solid #009353" fo:background-color="#ffff6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0.74pt solid #009353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20104">
      <style:table-cell-properties fo:border-bottom="none" fo:background-color="#ffffa6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2010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padding="0.035cm" fo:border-right="none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100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0">
      <style:table-cell-properties fo:border-bottom="0.74pt solid #000000" fo:background-color="#ffff6d" style:diagonal-bl-tr="none" style:diagonal-tl-br="none" style:text-align-source="fix" style:repeat-content="false" fo:wrap-option="no-wrap" fo:border-left="0.74pt solid #000000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0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" style:family="table-cell" style:parent-style-name="Default" style:data-style-name="N20104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0104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20104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20104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20104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3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none" style:direction="ltr" fo:padding="0.035cm" fo:border-right="0.74pt solid #000000" style:rotation-angle="0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4" style:family="table-cell" style:parent-style-name="Default" style:data-style-name="N20104">
      <style:table-cell-properties fo:border-bottom="0.74pt solid #000000" fo:background-color="#ffff6d" style:diagonal-bl-tr="none" style:diagonal-tl-br="none" style:text-align-source="fix" style:repeat-content="false" fo:wrap-option="no-wrap" fo:border-left="none" style:direction="ltr" fo:padding="0.035cm" fo:border-right="0.74pt solid #000000" style:rotation-angle="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Cartões</text:p>
          </table:table-cell>
          <table:table-cell table:style-name="ce10" office:value-type="string" calcext:value-type="string">
            <text:p>Setembro</text:p>
          </table:table-cell>
          <table:table-cell table:style-name="ce10" office:value-type="string" calcext:value-type="string">
            <text:p>outubro</text:p>
          </table:table-cell>
          <table:table-cell table:style-name="ce10" office:value-type="string" calcext:value-type="string">
            <text:p>novembro</text:p>
          </table:table-cell>
          <table:table-cell table:style-name="ce10" office:value-type="string" calcext:value-type="string">
            <text:p>dezembro</text:p>
          </table:table-cell>
          <table:table-cell table:style-name="ce10" office:value-type="string" calcext:value-type="string">
            <text:p>janeiro</text:p>
          </table:table-cell>
          <table:table-cell table:style-name="ce10" office:value-type="string" calcext:value-type="string">
            <text:p>fevereiro</text:p>
          </table:table-cell>
          <table:table-cell table:style-name="ce14" office:value-type="string" calcext:value-type="string">
            <text:p>março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Banco do Brasil</text:p>
          </table:table-cell>
          <table:table-cell table:style-name="ce11" table:formula="of:=HLOOKUP([.C2];['Banco do Brasil'.$D$2:.$J$11];10;0)" office:value-type="currency" office:currency="BRL" office:value="1725.35" calcext:value-type="currency">
            <text:p>R$ 1.725,35</text:p>
          </table:table-cell>
          <table:table-cell table:style-name="ce11" table:formula="of:=HLOOKUP([.D2];['Banco do Brasil'.$D$2:.$J$11];10;0)" office:value-type="currency" office:currency="BRL" office:value="927.35" calcext:value-type="currency">
            <text:p>R$ 927,35</text:p>
          </table:table-cell>
          <table:table-cell table:style-name="ce11" table:formula="of:=HLOOKUP([.E2];['Banco do Brasil'.$D$2:.$J$11];10;0)" office:value-type="currency" office:currency="BRL" office:value="898.1" calcext:value-type="currency">
            <text:p>R$ 898,10</text:p>
          </table:table-cell>
          <table:table-cell table:style-name="ce11" table:formula="of:=HLOOKUP([.F2];['Banco do Brasil'.$D$2:.$J$11];10;0)" office:value-type="currency" office:currency="BRL" office:value="741.85" calcext:value-type="currency">
            <text:p>R$ 741,85</text:p>
          </table:table-cell>
          <table:table-cell table:style-name="ce11" table:formula="of:=HLOOKUP([.G2];['Banco do Brasil'.$D$2:.$J$11];10;0)" office:value-type="currency" office:currency="BRL" office:value="600.3" calcext:value-type="currency">
            <text:p>R$ 600,30</text:p>
          </table:table-cell>
          <table:table-cell table:style-name="ce11" table:formula="of:=HLOOKUP([.H2];['Banco do Brasil'.$D$2:.$J$11];10;0)" office:value-type="currency" office:currency="BRL" office:value="600.3" calcext:value-type="currency">
            <text:p>R$ 600,30</text:p>
          </table:table-cell>
          <table:table-cell table:style-name="ce15" table:formula="of:=HLOOKUP([.I2];['Banco do Brasil'.$D$2:.$J$11];10;0)" office:value-type="currency" office:currency="BRL" office:value="411.6" calcext:value-type="currency">
            <text:p>R$ 411,60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Mercado Pago</text:p>
          </table:table-cell>
          <table:table-cell table:style-name="ce12" table:formula="of:=HLOOKUP([.C2];[$'Mercado Pago'.$D$2:$'Mercado Pago'.$J$11];10;0)" office:value-type="currency" office:currency="BRL" office:value="804.2" calcext:value-type="currency">
            <text:p>R$ 804,20</text:p>
          </table:table-cell>
          <table:table-cell table:style-name="ce12" table:formula="of:=HLOOKUP([.D2];[$'Mercado Pago'.$D$2:$'Mercado Pago'.$J$11];10;0)" office:value-type="currency" office:currency="BRL" office:value="87.82" calcext:value-type="currency">
            <text:p>R$ 87,82</text:p>
          </table:table-cell>
          <table:table-cell table:style-name="ce12" table:formula="of:=HLOOKUP([.E2];[$'Mercado Pago'.$D$2:$'Mercado Pago'.$J$11];10;0)" office:value-type="currency" office:currency="BRL" office:value="87.82" calcext:value-type="currency">
            <text:p>R$ 87,82</text:p>
          </table:table-cell>
          <table:table-cell table:style-name="ce12" table:formula="of:=HLOOKUP([.F2];[$'Mercado Pago'.$D$2:$'Mercado Pago'.$J$11];10;0)" office:value-type="currency" office:currency="BRL" office:value="87.82" calcext:value-type="currency">
            <text:p>R$ 87,82</text:p>
          </table:table-cell>
          <table:table-cell table:style-name="ce12" table:formula="of:=HLOOKUP([.G2];[$'Mercado Pago'.$D$2:$'Mercado Pago'.$J$11];10;0)" office:value-type="currency" office:currency="BRL" office:value="87.82" calcext:value-type="currency">
            <text:p>R$ 87,82</text:p>
          </table:table-cell>
          <table:table-cell table:style-name="ce12" table:formula="of:=HLOOKUP([.H2];[$'Mercado Pago'.$D$2:$'Mercado Pago'.$J$11];10;0)" office:value-type="currency" office:currency="BRL" office:value="69.85" calcext:value-type="currency">
            <text:p>R$ 69,85</text:p>
          </table:table-cell>
          <table:table-cell table:style-name="ce16" table:formula="of:=HLOOKUP([.I2];[$'Mercado Pago'.$D$2:$'Mercado Pago'.$J$11];10;0)" office:value-type="currency" office:currency="BRL" office:value="69.85" calcext:value-type="currency">
            <text:p>R$ 69,85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Picpay</text:p>
          </table:table-cell>
          <table:table-cell table:style-name="ce11" table:formula="of:=HLOOKUP([.C2];[$PicPay.$D$2:.$J$5];4;0)" office:value-type="currency" office:currency="BRL" office:value="146.36" calcext:value-type="currency">
            <text:p>R$ 146,36</text:p>
          </table:table-cell>
          <table:table-cell table:style-name="ce11" table:formula="of:=HLOOKUP([.D2];[$PicPay.$D$2:.$J$5];4;0)" office:value-type="currency" office:currency="BRL" office:value="85" calcext:value-type="currency">
            <text:p>R$ 85,00</text:p>
          </table:table-cell>
          <table:table-cell table:style-name="ce11" table:formula="of:=HLOOKUP([.E2];[$PicPay.$D$2:.$J$5];4;0)" office:value-type="currency" office:currency="BRL" office:value="85" calcext:value-type="currency">
            <text:p>R$ 85,00</text:p>
          </table:table-cell>
          <table:table-cell table:style-name="ce11" table:formula="of:=HLOOKUP([.F2];[$PicPay.$D$2:.$J$5];4;0)" office:value-type="currency" office:currency="BRL" office:value="85" calcext:value-type="currency">
            <text:p>R$ 85,00</text:p>
          </table:table-cell>
          <table:table-cell table:style-name="ce11" table:formula="of:=HLOOKUP([.G2];[$PicPay.$D$2:.$J$5];4;0)" office:value-type="currency" office:currency="BRL" office:value="85" calcext:value-type="currency">
            <text:p>R$ 85,00</text:p>
          </table:table-cell>
          <table:table-cell table:style-name="ce11" table:formula="of:=HLOOKUP([.H2];[$PicPay.$D$2:.$J$5];4;0)" office:value-type="currency" office:currency="BRL" office:value="0" calcext:value-type="currency">
            <text:p>R$ 0,00</text:p>
          </table:table-cell>
          <table:table-cell table:style-name="ce15" table:formula="of:=HLOOKUP([.I2];[$PicPay.$D$2:.$J$5];4;0)" office:value-type="currency" office:currency="BRL" office:value="0" calcext:value-type="currency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Total dos Cartões</text:p>
          </table:table-cell>
          <table:table-cell table:style-name="ce13" table:formula="of:=SUM([.C3:.C5])" office:value-type="currency" office:currency="BRL" office:value="2675.91" calcext:value-type="currency">
            <text:p>R$ 2.675,91</text:p>
          </table:table-cell>
          <table:table-cell table:style-name="ce13" table:formula="of:=SUM([.D3:.D5])" office:value-type="currency" office:currency="BRL" office:value="1100.17" calcext:value-type="currency">
            <text:p>R$ 1.100,17</text:p>
          </table:table-cell>
          <table:table-cell table:style-name="ce13" table:formula="of:=SUM([.E3:.E5])" office:value-type="currency" office:currency="BRL" office:value="1070.92" calcext:value-type="currency">
            <text:p>R$ 1.070,92</text:p>
          </table:table-cell>
          <table:table-cell table:style-name="ce13" table:formula="of:=SUM([.F3:.F5])" office:value-type="currency" office:currency="BRL" office:value="914.67" calcext:value-type="currency">
            <text:p>R$ 914,67</text:p>
          </table:table-cell>
          <table:table-cell table:style-name="ce13" table:formula="of:=SUM([.G3:.G5])" office:value-type="currency" office:currency="BRL" office:value="773.12" calcext:value-type="currency">
            <text:p>R$ 773,12</text:p>
          </table:table-cell>
          <table:table-cell table:style-name="ce13" table:formula="of:=SUM([.H3:.H5])" office:value-type="currency" office:currency="BRL" office:value="670.15" calcext:value-type="currency">
            <text:p>R$ 670,15</text:p>
          </table:table-cell>
          <table:table-cell table:style-name="ce17" table:formula="of:=SUM([.I3:.I5])" office:value-type="currency" office:currency="BRL" office:value="481.45" calcext:value-type="currency">
            <text:p>R$ 481,45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Empréstimo</text:p>
          </table:table-cell>
          <table:table-cell table:style-name="ce10" office:value-type="string" calcext:value-type="string">
            <text:p>Setembro</text:p>
          </table:table-cell>
          <table:table-cell table:style-name="ce10" office:value-type="string" calcext:value-type="string">
            <text:p>outubro</text:p>
          </table:table-cell>
          <table:table-cell table:style-name="ce10" office:value-type="string" calcext:value-type="string">
            <text:p>novembro</text:p>
          </table:table-cell>
          <table:table-cell table:style-name="ce10" office:value-type="string" calcext:value-type="string">
            <text:p>dezembro</text:p>
          </table:table-cell>
          <table:table-cell table:style-name="ce10" office:value-type="string" calcext:value-type="string">
            <text:p>janeiro</text:p>
          </table:table-cell>
          <table:table-cell table:style-name="ce10" office:value-type="string" calcext:value-type="string">
            <text:p>fevereiro</text:p>
          </table:table-cell>
          <table:table-cell table:style-name="ce14" office:value-type="string" calcext:value-type="string">
            <text:p>março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Banco do Brasil</text:p>
          </table:table-cell>
          <table:table-cell table:number-columns-repeated="6" table:style-name="ce11" office:value-type="currency" office:currency="BRL" office:value="545.47" calcext:value-type="currency">
            <text:p>R$ 545,47</text:p>
          </table:table-cell>
          <table:table-cell table:style-name="ce15" office:value-type="currency" office:currency="BRL" office:value="545.47" calcext:value-type="currency">
            <text:p>R$ 545,47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>
            <text:p>Total</text:p>
          </table:table-cell>
          <table:table-cell table:style-name="ce13" table:formula="of:=SUM([.C6]+[.C8])" office:value-type="currency" office:currency="BRL" office:value="3221.38" calcext:value-type="currency">
            <text:p>R$ 3.221,38</text:p>
          </table:table-cell>
          <table:table-cell table:style-name="ce13" table:formula="of:=SUM([.D6]+[.D8])" office:value-type="currency" office:currency="BRL" office:value="1645.64" calcext:value-type="currency">
            <text:p>R$ 1.645,64</text:p>
          </table:table-cell>
          <table:table-cell table:style-name="ce13" table:formula="of:=SUM([.E6]+[.E8])" office:value-type="currency" office:currency="BRL" office:value="1616.39" calcext:value-type="currency">
            <text:p>R$ 1.616,39</text:p>
          </table:table-cell>
          <table:table-cell table:style-name="ce13" table:formula="of:=SUM([.F6]+[.F8])" office:value-type="currency" office:currency="BRL" office:value="1460.14" calcext:value-type="currency">
            <text:p>R$ 1.460,14</text:p>
          </table:table-cell>
          <table:table-cell table:style-name="ce13" table:formula="of:=SUM([.G6]+[.G8])" office:value-type="currency" office:currency="BRL" office:value="1318.59" calcext:value-type="currency">
            <text:p>R$ 1.318,59</text:p>
          </table:table-cell>
          <table:table-cell table:style-name="ce13" table:formula="of:=SUM([.H6]+[.H8])" office:value-type="currency" office:currency="BRL" office:value="1215.62" calcext:value-type="currency">
            <text:p>R$ 1.215,62</text:p>
          </table:table-cell>
          <table:table-cell table:style-name="ce17" table:formula="of:=SUM([.I6]+[.I8])" office:value-type="currency" office:currency="BRL" office:value="1026.92" calcext:value-type="currency">
            <text:p>R$ 1.026,92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co do Brasil" table:style-name="ta2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number-columns-repeated="2" table:default-cell-style-name="ce20"/>
        <table:table-column table:style-name="co10" table:default-cell-style-name="ce20"/>
        <table:table-column table:style-name="co3" table:number-columns-repeated="1014" table:default-cell-style-name="ce20"/>
        <table:table-row table:style-name="ro2">
          <table:table-cell table:number-columns-repeated="1024"/>
        </table:table-row>
        <table:table-row table:style-name="ro2">
          <table:table-cell table:style-name="ce21"/>
          <table:table-cell table:style-name="ce22"/>
          <table:table-cell table:style-name="ce26" office:value-type="string" calcext:value-type="string">
            <text:p>Banco do Brasil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zembro</text:p>
          </table:table-cell>
          <table:table-cell table:style-name="ce26" office:value-type="string" calcext:value-type="string">
            <text:p>Janeiro</text:p>
          </table:table-cell>
          <table:table-cell table:style-name="ce26" office:value-type="string" calcext:value-type="string">
            <text:p>Fevereiro</text:p>
          </table:table-cell>
          <table:table-cell table:style-name="ce33" office:value-type="string" calcext:value-type="string">
            <text:p>Março</text:p>
          </table:table-cell>
          <table:table-cell table:style-name="ce21" table:number-columns-repeated="1014"/>
        </table:table-row>
        <table:table-row table:style-name="ro2">
          <table:table-cell table:style-name="ce21"/>
          <table:table-cell table:style-name="ce23" office:value-type="string" calcext:value-type="string">
            <text:p>0</text:p>
          </table:table-cell>
          <table:table-cell table:style-name="ce27" office:value-type="string" calcext:value-type="string">
            <text:p>Gastos à vista</text:p>
          </table:table-cell>
          <table:table-cell table:style-name="ce30" office:value-type="currency" office:currency="BRL" office:value="827.25" calcext:value-type="currency">
            <text:p>R$ 827,25</text:p>
          </table:table-cell>
          <table:table-cell table:style-name="ce30" office:value-type="currency" office:currency="BRL" office:value="29.25" calcext:value-type="currency">
            <text:p>R$ 29,25</text:p>
          </table:table-cell>
          <table:table-cell table:style-name="ce30" table:number-columns-repeated="4"/>
          <table:table-cell table:style-name="ce34"/>
          <table:table-cell table:style-name="ce21" table:number-columns-repeated="1014"/>
        </table:table-row>
        <table:table-row table:style-name="ro2">
          <table:table-cell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MercadoLivre – Pneus</text:p>
          </table:table-cell>
          <table:table-cell table:number-columns-repeated="4" table:style-name="ce31" office:value-type="currency" office:currency="BRL" office:value="55.04" calcext:value-type="currency">
            <text:p>R$ 55,04</text:p>
          </table:table-cell>
          <table:table-cell table:style-name="ce31" table:number-columns-repeated="2"/>
          <table:table-cell table:style-name="ce35"/>
          <table:table-cell table:number-columns-repeated="1014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27" office:value-type="string" calcext:value-type="string">
            <text:p>Mercado Pago – Notebook</text:p>
          </table:table-cell>
          <table:table-cell table:number-columns-repeated="3" table:style-name="ce30" office:value-type="currency" office:currency="BRL" office:value="156.25" calcext:value-type="currency">
            <text:p>R$ 156,25</text:p>
          </table:table-cell>
          <table:table-cell table:style-name="ce30" table:number-columns-repeated="3"/>
          <table:table-cell table:style-name="ce34"/>
          <table:table-cell table:number-columns-repeated="1014"/>
        </table:table-row>
        <table:table-row table:style-name="ro2">
          <table:table-cell/>
          <table:table-cell table:style-name="ce24" office:value-type="float" office:value="3" calcext:value-type="float">
            <text:p>3</text:p>
          </table:table-cell>
          <table:table-cell table:style-name="ce28" office:value-type="string" calcext:value-type="string">
            <text:p>Amazon – Memória</text:p>
          </table:table-cell>
          <table:table-cell table:number-columns-repeated="4" table:style-name="ce31" office:value-type="currency" office:currency="BRL" office:value="32" calcext:value-type="currency">
            <text:p>R$ 32,00</text:p>
          </table:table-cell>
          <table:table-cell table:style-name="ce31" table:number-columns-repeated="2"/>
          <table:table-cell table:style-name="ce35"/>
          <table:table-cell table:number-columns-repeated="1014"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27" office:value-type="string" calcext:value-type="string">
            <text:p>Prefeitura – IPTU</text:p>
          </table:table-cell>
          <table:table-cell table:number-columns-repeated="6" table:style-name="ce30" office:value-type="currency" office:currency="BRL" office:value="411.6" calcext:value-type="currency">
            <text:p>R$ 411,60</text:p>
          </table:table-cell>
          <table:table-cell table:style-name="ce34" office:value-type="currency" office:currency="BRL" office:value="411.6" calcext:value-type="currency">
            <text:p>R$ 411,60</text:p>
          </table:table-cell>
          <table:table-cell table:number-columns-repeated="1014"/>
        </table:table-row>
        <table:table-row table:style-name="ro2">
          <table:table-cell/>
          <table:table-cell table:style-name="ce24" office:value-type="float" office:value="5" calcext:value-type="float">
            <text:p>5</text:p>
          </table:table-cell>
          <table:table-cell table:style-name="ce28" office:value-type="string" calcext:value-type="string">
            <text:p>Guariroba - Agua</text:p>
          </table:table-cell>
          <table:table-cell table:number-columns-repeated="4" table:style-name="ce31" office:value-type="currency" office:currency="BRL" office:value="54.51" calcext:value-type="currency">
            <text:p>R$ 54,51</text:p>
          </table:table-cell>
          <table:table-cell table:style-name="ce31" table:number-columns-repeated="2"/>
          <table:table-cell table:style-name="ce35"/>
          <table:table-cell table:number-columns-repeated="1014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27" office:value-type="string" calcext:value-type="string">
            <text:p>Dismotos – Pegador</text:p>
          </table:table-cell>
          <table:table-cell table:number-columns-repeated="6" table:style-name="ce30" office:value-type="currency" office:currency="BRL" office:value="55" calcext:value-type="currency">
            <text:p>R$ 55,00</text:p>
          </table:table-cell>
          <table:table-cell table:style-name="ce34"/>
          <table:table-cell table:number-columns-repeated="1014"/>
        </table:table-row>
        <table:table-row table:style-name="ro2">
          <table:table-cell/>
          <table:table-cell table:style-name="ce24" office:value-type="float" office:value="7" calcext:value-type="float">
            <text:p>7</text:p>
          </table:table-cell>
          <table:table-cell table:style-name="ce28" office:value-type="string" calcext:value-type="string">
            <text:p>Despachante - </text:p>
          </table:table-cell>
          <table:table-cell table:number-columns-repeated="6" table:style-name="ce31" office:value-type="currency" office:currency="BRL" office:value="133.7" calcext:value-type="currency">
            <text:p>R$ 133,70</text:p>
          </table:table-cell>
          <table:table-cell table:style-name="ce35"/>
          <table:table-cell table:number-columns-repeated="1014"/>
        </table:table-row>
        <table:table-row table:style-name="ro2">
          <table:table-cell/>
          <table:table-cell table:style-name="ce25"/>
          <table:table-cell table:style-name="ce29" office:value-type="string" calcext:value-type="string">
            <text:p>Total</text:p>
          </table:table-cell>
          <table:table-cell table:style-name="ce32" table:formula="of:=SUM([.D3:.D10])" office:value-type="currency" office:currency="BRL" office:value="1725.35" calcext:value-type="currency">
            <text:p>R$ 1.725,35</text:p>
          </table:table-cell>
          <table:table-cell table:style-name="ce32" table:formula="of:=SUM([.E3:.E10])" office:value-type="currency" office:currency="BRL" office:value="927.35" calcext:value-type="currency">
            <text:p>R$ 927,35</text:p>
          </table:table-cell>
          <table:table-cell table:style-name="ce32" table:formula="of:=SUM([.F3:.F10])" office:value-type="currency" office:currency="BRL" office:value="898.1" calcext:value-type="currency">
            <text:p>R$ 898,10</text:p>
          </table:table-cell>
          <table:table-cell table:style-name="ce32" table:formula="of:=SUM([.G3:.G10])" office:value-type="currency" office:currency="BRL" office:value="741.85" calcext:value-type="currency">
            <text:p>R$ 741,85</text:p>
          </table:table-cell>
          <table:table-cell table:style-name="ce32" table:formula="of:=SUM([.H3:.H10])" office:value-type="currency" office:currency="BRL" office:value="600.3" calcext:value-type="currency">
            <text:p>R$ 600,30</text:p>
          </table:table-cell>
          <table:table-cell table:style-name="ce32" table:formula="of:=SUM([.I3:.I10])" office:value-type="currency" office:currency="BRL" office:value="600.3" calcext:value-type="currency">
            <text:p>R$ 600,30</text:p>
          </table:table-cell>
          <table:table-cell table:style-name="ce32" table:formula="of:=SUM([.J3:.J10])" office:value-type="currency" office:currency="BRL" office:value="411.6" calcext:value-type="currency">
            <text:p>R$ 411,60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rcado Pago" table:style-name="ta3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number-columns-repeated="2" table:default-cell-style-name="ce20"/>
        <table:table-column table:style-name="co10" table:default-cell-style-name="ce20"/>
        <table:table-column table:style-name="co3" table:number-columns-repeated="1014" table:default-cell-style-name="ce20"/>
        <table:table-row table:style-name="ro2">
          <table:table-cell table:number-columns-repeated="1024"/>
        </table:table-row>
        <table:table-row table:style-name="ro2">
          <table:table-cell table:style-name="ce21"/>
          <table:table-cell table:style-name="ce36"/>
          <table:table-cell table:style-name="ce42" office:value-type="string" calcext:value-type="string">
            <text:p>Mercado Pago</text:p>
          </table:table-cell>
          <table:table-cell table:style-name="ce42" office:value-type="string" calcext:value-type="string">
            <text:p>Setembro</text:p>
          </table:table-cell>
          <table:table-cell table:style-name="ce42" office:value-type="string" calcext:value-type="string">
            <text:p>Outubro</text:p>
          </table:table-cell>
          <table:table-cell table:style-name="ce42" office:value-type="string" calcext:value-type="string">
            <text:p>Novembro</text:p>
          </table:table-cell>
          <table:table-cell table:style-name="ce42" office:value-type="string" calcext:value-type="string">
            <text:p>Dezembro</text:p>
          </table:table-cell>
          <table:table-cell table:style-name="ce42" office:value-type="string" calcext:value-type="string">
            <text:p>Janeiro</text:p>
          </table:table-cell>
          <table:table-cell table:style-name="ce42" office:value-type="string" calcext:value-type="string">
            <text:p>Fevereiro</text:p>
          </table:table-cell>
          <table:table-cell table:style-name="ce53" office:value-type="string" calcext:value-type="string">
            <text:p>Março</text:p>
          </table:table-cell>
          <table:table-cell table:style-name="ce21" table:number-columns-repeated="1014"/>
        </table:table-row>
        <table:table-row table:style-name="ro2">
          <table:table-cell table:style-name="ce21"/>
          <table:table-cell table:style-name="ce37" office:value-type="string" calcext:value-type="string">
            <text:p>0</text:p>
          </table:table-cell>
          <table:table-cell table:style-name="ce43" office:value-type="string" calcext:value-type="string">
            <text:p>Gastos à vista</text:p>
          </table:table-cell>
          <table:table-cell table:style-name="ce48" table:formula="of:=SUM(8.32+50+363.97+49.92+72.79)" office:value-type="currency" office:currency="BRL" office:value="545" calcext:value-type="currency">
            <text:p>R$ 545,00</text:p>
          </table:table-cell>
          <table:table-cell table:style-name="ce48" table:number-columns-repeated="6"/>
          <table:table-cell table:style-name="ce21" table:number-columns-repeated="1014"/>
        </table:table-row>
        <table:table-row table:style-name="ro2">
          <table:table-cell/>
          <table:table-cell table:style-name="ce38" office:value-type="float" office:value="1" calcext:value-type="float">
            <text:p>1</text:p>
          </table:table-cell>
          <table:table-cell table:style-name="ce44" office:value-type="string" calcext:value-type="string">
            <text:p>Netflix</text:p>
          </table:table-cell>
          <table:table-cell table:number-columns-repeated="7" table:style-name="ce49" office:value-type="currency" office:currency="BRL" office:value="55.9" calcext:value-type="currency">
            <text:p>R$ 55,90</text:p>
          </table:table-cell>
          <table:table-cell table:number-columns-repeated="1014"/>
        </table:table-row>
        <table:table-row table:style-name="ro2">
          <table:table-cell/>
          <table:table-cell table:style-name="ce39" office:value-type="float" office:value="2" calcext:value-type="float">
            <text:p>2</text:p>
          </table:table-cell>
          <table:table-cell table:style-name="ce45" office:value-type="string" calcext:value-type="string">
            <text:p>Internet</text:p>
          </table:table-cell>
          <table:table-cell table:style-name="ce50" office:value-type="currency" office:currency="BRL" office:value="124.79" calcext:value-type="currency">
            <text:p>R$ 124,79</text:p>
          </table:table-cell>
          <table:table-cell table:style-name="ce50" table:number-columns-repeated="6"/>
          <table:table-cell table:number-columns-repeated="1014"/>
        </table:table-row>
        <table:table-row table:style-name="ro2">
          <table:table-cell/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HBO</text:p>
          </table:table-cell>
          <table:table-cell table:number-columns-repeated="7" table:style-name="ce49" office:value-type="currency" office:currency="BRL" office:value="13.95" calcext:value-type="currency">
            <text:p>R$ 13,95</text:p>
          </table:table-cell>
          <table:table-cell table:number-columns-repeated="1014"/>
        </table:table-row>
        <table:table-row table:style-name="ro2">
          <table:table-cell/>
          <table:table-cell table:style-name="ce39" office:value-type="float" office:value="4" calcext:value-type="float">
            <text:p>4</text:p>
          </table:table-cell>
          <table:table-cell table:style-name="ce45" office:value-type="string" calcext:value-type="string">
            <text:p>GoDaddy – Domínio</text:p>
          </table:table-cell>
          <table:table-cell table:number-columns-repeated="5" table:style-name="ce50" office:value-type="currency" office:currency="BRL" office:value="17.97" calcext:value-type="currency">
            <text:p>R$ 17,97</text:p>
          </table:table-cell>
          <table:table-cell table:style-name="ce50" table:number-columns-repeated="2"/>
          <table:table-cell table:number-columns-repeated="1014"/>
        </table:table-row>
        <table:table-row table:style-name="ro2">
          <table:table-cell/>
          <table:table-cell table:style-name="ce38" office:value-type="string" calcext:value-type="string">
            <text:p>5</text:p>
          </table:table-cell>
          <table:table-cell table:style-name="ce44" office:value-type="string" calcext:value-type="string">
            <text:p>Mercado Livre - </text:p>
          </table:table-cell>
          <table:table-cell table:number-columns-repeated="3" table:style-name="ce49" office:value-type="currency" office:currency="BRL" office:value="10.7" calcext:value-type="currency">
            <text:p>R$ 10,70</text:p>
          </table:table-cell>
          <table:table-cell table:style-name="ce49" table:number-columns-repeated="4"/>
          <table:table-cell table:number-columns-repeated="1014"/>
        </table:table-row>
        <table:table-row table:style-name="ro2">
          <table:table-cell/>
          <table:table-cell table:style-name="ce39" office:value-type="string" calcext:value-type="string">
            <text:p>6</text:p>
          </table:table-cell>
          <table:table-cell table:style-name="ce45" office:value-type="string" calcext:value-type="string">
            <text:p>Pichau – SSD NVME</text:p>
          </table:table-cell>
          <table:table-cell table:number-columns-repeated="6" table:style-name="ce50" office:value-type="currency" office:currency="BRL" office:value="28" calcext:value-type="currency">
            <text:p>R$ 28,00</text:p>
          </table:table-cell>
          <table:table-cell table:style-name="ce50"/>
          <table:table-cell table:number-columns-repeated="1014"/>
        </table:table-row>
        <table:table-row table:style-name="ro2">
          <table:table-cell/>
          <table:table-cell table:style-name="ce40" office:value-type="string" calcext:value-type="string">
            <text:p>7</text:p>
          </table:table-cell>
          <table:table-cell table:style-name="ce46" office:value-type="string" calcext:value-type="string">
            <text:p>Juros</text:p>
          </table:table-cell>
          <table:table-cell table:style-name="ce51" table:formula="of:=804.2-796.31" office:value-type="currency" office:currency="BRL" office:value="7.8900000000001" calcext:value-type="currency">
            <text:p>R$ 7,89</text:p>
          </table:table-cell>
          <table:table-cell table:style-name="ce51" table:number-columns-repeated="6"/>
          <table:table-cell table:number-columns-repeated="1014"/>
        </table:table-row>
        <table:table-row table:style-name="ro2">
          <table:table-cell/>
          <table:table-cell table:style-name="ce41"/>
          <table:table-cell table:style-name="ce47" office:value-type="string" calcext:value-type="string">
            <text:p>Total</text:p>
          </table:table-cell>
          <table:table-cell table:style-name="ce52" table:formula="of:=SUM([.D3:.D10])" office:value-type="currency" office:currency="BRL" office:value="804.2" calcext:value-type="currency">
            <text:p>R$ 804,20</text:p>
          </table:table-cell>
          <table:table-cell table:style-name="ce52" table:formula="of:=SUM([.E3:.E7])" office:value-type="currency" office:currency="BRL" office:value="87.82" calcext:value-type="currency">
            <text:p>R$ 87,82</text:p>
          </table:table-cell>
          <table:table-cell table:style-name="ce52" table:formula="of:=SUM([.F3:.F7])" office:value-type="currency" office:currency="BRL" office:value="87.82" calcext:value-type="currency">
            <text:p>R$ 87,82</text:p>
          </table:table-cell>
          <table:table-cell table:style-name="ce52" table:formula="of:=SUM([.G3:.G7])" office:value-type="currency" office:currency="BRL" office:value="87.82" calcext:value-type="currency">
            <text:p>R$ 87,82</text:p>
          </table:table-cell>
          <table:table-cell table:style-name="ce52" table:formula="of:=SUM([.H3:.H7])" office:value-type="currency" office:currency="BRL" office:value="87.82" calcext:value-type="currency">
            <text:p>R$ 87,82</text:p>
          </table:table-cell>
          <table:table-cell table:style-name="ce52" table:formula="of:=SUM([.I3:.I7])" office:value-type="currency" office:currency="BRL" office:value="69.85" calcext:value-type="currency">
            <text:p>R$ 69,85</text:p>
          </table:table-cell>
          <table:table-cell table:style-name="ce54" table:formula="of:=SUM([.J3:.J7])" office:value-type="currency" office:currency="BRL" office:value="69.85" calcext:value-type="currency">
            <text:p>R$ 69,85</text:p>
          </table:table-cell>
          <table:table-cell table:number-columns-repeated="101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Pay" table:style-name="ta4"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number-columns-repeated="6" table:default-cell-style-name="Default"/>
        <table:table-row table:style-name="ro3">
          <table:table-cell table:number-columns-repeated="10"/>
        </table:table-row>
        <table:table-row table:style-name="ro3">
          <table:table-cell/>
          <table:table-cell table:style-name="ce22"/>
          <table:table-cell table:style-name="ce26" office:value-type="string" calcext:value-type="string">
            <text:p>Picpay</text:p>
          </table:table-cell>
          <table:table-cell table:style-name="ce26" office:value-type="string" calcext:value-type="string">
            <text:p>Setembro</text:p>
          </table:table-cell>
          <table:table-cell table:style-name="ce26" office:value-type="string" calcext:value-type="string">
            <text:p>Outubro</text:p>
          </table:table-cell>
          <table:table-cell table:style-name="ce26" office:value-type="string" calcext:value-type="string">
            <text:p>Novembro</text:p>
          </table:table-cell>
          <table:table-cell table:style-name="ce26" office:value-type="string" calcext:value-type="string">
            <text:p>Dezembro</text:p>
          </table:table-cell>
          <table:table-cell table:style-name="ce26" office:value-type="string" calcext:value-type="string">
            <text:p>Janeiro</text:p>
          </table:table-cell>
          <table:table-cell table:style-name="ce26" office:value-type="string" calcext:value-type="string">
            <text:p>Fevereiro</text:p>
          </table:table-cell>
          <table:table-cell table:style-name="ce33" office:value-type="string" calcext:value-type="string">
            <text:p>Março</text:p>
          </table:table-cell>
        </table:table-row>
        <table:table-row table:style-name="ro3">
          <table:table-cell/>
          <table:table-cell table:style-name="ce23" office:value-type="string" calcext:value-type="string">
            <text:p>0</text:p>
          </table:table-cell>
          <table:table-cell table:style-name="ce27" office:value-type="string" calcext:value-type="string">
            <text:p>Entrada Parcelamento Automático</text:p>
          </table:table-cell>
          <table:table-cell table:style-name="ce30" office:value-type="currency" office:currency="BRL" office:value="146.36" calcext:value-type="currency">
            <text:p>R$ 146,36</text:p>
          </table:table-cell>
          <table:table-cell table:style-name="ce30" table:number-columns-repeated="5"/>
          <table:table-cell table:style-name="ce34"/>
        </table:table-row>
        <table:table-row table:style-name="ro3">
          <table:table-cell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rcelas</text:p>
          </table:table-cell>
          <table:table-cell table:style-name="ce31"/>
          <table:table-cell table:number-columns-repeated="4" table:style-name="ce31" office:value-type="currency" office:currency="BRL" office:value="85" calcext:value-type="currency">
            <text:p>R$ 85,00</text:p>
          </table:table-cell>
          <table:table-cell table:style-name="ce31"/>
          <table:table-cell table:style-name="ce35"/>
        </table:table-row>
        <table:table-row table:style-name="ro3">
          <table:table-cell/>
          <table:table-cell table:style-name="ce25"/>
          <table:table-cell table:style-name="ce29" office:value-type="string" calcext:value-type="string">
            <text:p>Total</text:p>
          </table:table-cell>
          <table:table-cell table:style-name="ce32" table:formula="of:=SUM([.D3:.D4])" office:value-type="currency" office:currency="BRL" office:value="146.36" calcext:value-type="currency">
            <text:p>R$ 146,36</text:p>
          </table:table-cell>
          <table:table-cell table:style-name="ce32" table:formula="of:=SUM([.E3:.E4])" office:value-type="currency" office:currency="BRL" office:value="85" calcext:value-type="currency">
            <text:p>R$ 85,00</text:p>
          </table:table-cell>
          <table:table-cell table:style-name="ce32" table:formula="of:=SUM([.F3:.F4])" office:value-type="currency" office:currency="BRL" office:value="85" calcext:value-type="currency">
            <text:p>R$ 85,00</text:p>
          </table:table-cell>
          <table:table-cell table:style-name="ce32" table:formula="of:=SUM([.G3:.G4])" office:value-type="currency" office:currency="BRL" office:value="85" calcext:value-type="currency">
            <text:p>R$ 85,00</text:p>
          </table:table-cell>
          <table:table-cell table:style-name="ce32" table:formula="of:=SUM([.H3:.H4])" office:value-type="currency" office:currency="BRL" office:value="85" calcext:value-type="currency">
            <text:p>R$ 85,00</text:p>
          </table:table-cell>
          <table:table-cell table:style-name="ce32" table:formula="of:=SUM([.I3:.I4])" office:value-type="currency" office:currency="BRL" office:value="0" calcext:value-type="currency">
            <text:p>R$ 0,00</text:p>
          </table:table-cell>
          <table:table-cell table:style-name="ce32" table:formula="of:=SUM([.J3:.J4])" office:value-type="currency" office:currency="BRL" office:value="0" calcext:value-type="currency">
            <text:p>R$ 0,00</text:p>
          </table:table-cell>
        </table:table-row>
        <table:table-row table:style-name="ro3" table:number-rows-repeated="104857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20108P0" style:volatile="true" number:language="pt" number:country="B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pt" number:country="B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0108P0"/>
    </number:currency-style>
    <style:style style:name="Default" style:family="table-cell" style:data-style-name="N10000">
      <style:table-cell-properties fo:background-color="#f7ffff"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63" style:text-align-source="fix" style:repeat-content="false" fo:border="0.06pt solid #000063"/>
      <style:paragraph-properties fo:text-align="center"/>
      <style:text-properties fo:color="#f7ff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94b5cf"/>
      <style:text-properties fo:color="#000080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1.11pt double #cccccc" style:border-line-width-bottom="0.002cm 0.035cm 0.002cm" fo:background-color="#f7ffff" fo:border-left="0.06pt solid #4c4c4c" fo:border-right="1.11pt double #cccccc" style:border-line-width-right="0.002cm 0.035cm 0.002cm" fo:border-top="0.06pt solid #4c4c4c"/>
      <style:text-properties fo:color="#008000" fo:font-style="normal" style:text-underline-style="none" fo:font-weight="normal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 style:data-style-name="N10104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9:54:40.459875492</meta:creation-date>
    <dc:date>2022-09-02T12:32:21.932678563</dc:date>
    <meta:editing-duration>PT49M15S</meta:editing-duration>
    <meta:editing-cycles>9</meta:editing-cycles>
    <meta:generator>LibreOffice/7.3.5.2$Linux_X86_64 LibreOffice_project/30$Build-2</meta:generator>
    <meta:document-statistic meta:table-count="4" meta:cell-count="220" meta:object-count="0"/>
  </office:meta>
</office:document-meta>
</file>